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="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nsolas1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Consolas1" fo:font-size="24pt" style:font-size-asian="24pt" style:font-size-complex="24pt"/>
    </style:style>
    <style:style style:name="T2" style:family="text">
      <style:text-properties fo:color="#ff3333" style:font-name="Consolas1" fo:font-size="24pt" style:font-size-asian="24pt" style:font-size-complex="24pt"/>
    </style:style>
    <style:style style:name="T3" style:family="text">
      <style:text-properties fo:color="#00cc00" style:font-name="Consolas1" fo:font-size="24pt" style:font-size-asian="24pt" style:font-size-complex="24pt"/>
    </style:style>
    <style:style style:name="T4" style:family="text">
      <style:text-properties fo:color="#ff3333" style:font-name="Consolas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0000" style:font-name="Consola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9.417cm" svg:height="12.179cm" svg:x="0.301cm" svg:y="7.762cm" presentation:class="subtitle" presentation:user-transformed="true">
          <draw:text-box>
            <text:p text:style-name="P1"><text:span text:style-name="T1">151 char *libsafe_strcpy(dst,src) <text:s text:c="10"/></text:span></text:p>
            <text:p text:style-name="P1"><text:span text:style-name="T1">152 { <text:s text:c="4"/></text:span></text:p>
            <text:p text:style-name="P1"><text:span text:style-name="T1">... <text:s text:c="32"/></text:span></text:p>
            <text:p text:style-name="P1"><text:span text:style-name="T1">164 <text:s text:c="2"/>if(stack_check(dst)==0)</text:span></text:p>
            <text:p text:style-name="P1"><text:span text:style-name="T1">165 <text:s text:c="4"/>return strcpy(dst,src);</text:span><text:span text:style-name="T2"> </text:span></text:p>
            <text:p text:style-name="P1"><text:span text:style-name="T1"><text:s text:c="4"/></text:span><text:span text:style-name="T1">} </text:span></text:p>
            <text:p text:style-name="P1"><text:span text:style-name="T2"><text:s text:c="8"/></text:span></text:p>
            <text:p text:style-name="P1"><text:span text:style-name="T2"><text:s text:c="11"/></text:span><text:span text:style-name="T2">vulnerable site</text:span></text:p>
            <text:p text:style-name="P1"><text:span text:style-name="T1"><text:s text:c="78"/></text:span></text:p>
            <text:p text:style-name="P1"><text:span text:style-name="T1"><text:s text:c="3"/></text:span></text:p>
          </draw:text-box>
        </draw:frame>
        <draw:frame presentation:style-name="pr1" draw:text-style-name="P2" draw:layer="layout" svg:width="26.942cm" svg:height="12.179cm" svg:x="17.718cm" svg:y="-3.227cm">
          <draw:text-box>
            <text:p text:style-name="P1"><text:span text:style-name="T3">// Thread 2</text:span></text:p>
            <text:p text:style-name="P1"><text:span text:style-name="T1">1636 libsafe_die(){ <text:s text:c="5"/></text:span></text:p>
            <text:p text:style-name="P1"><text:span text:style-name="T1">... <text:s text:c="7"/></text:span></text:p>
            <text:p text:style-name="P1"><text:span text:style-name="T1">1640 <text:s text:c="2"/>dying = 1; <text:s text:c="5"/></text:span></text:p>
            <text:p text:style-name="P1"><text:span text:style-name="T1"><text:s text:c="5"/></text:span><text:span text:style-name="T1">}</text:span></text:p>
          </draw:text-box>
        </draw:frame>
        <draw:frame presentation:style-name="pr1" draw:text-style-name="P2" draw:layer="layout" svg:width="26.942cm" svg:height="12.179cm" svg:x="0.368cm" svg:y="-2.227cm">
          <draw:text-box>
            <text:p text:style-name="P1"><text:span text:style-name="T3">// Thread 1</text:span></text:p>
            <text:p text:style-name="P1"><text:span text:style-name="T1">117 uint stack_check(...) { <text:s text:c="8"/></text:span></text:p>
            <text:p text:style-name="P1"><text:span text:style-name="T1">... <text:s text:c="11"/></text:span></text:p>
            <text:p text:style-name="P1"><text:span text:style-name="T1">145 <text:s text:c="2"/>if(</text:span><text:span text:style-name="T4">dying</text:span><text:span text:style-name="T1">) </text:span></text:p>
            <text:p text:style-name="P1"><text:span text:style-name="T1">146 <text:s text:c="4"/>return 0; </text:span><text:span text:style-name="T3">//Bypass check.</text:span></text:p>
            <text:p text:style-name="P1"><text:span text:style-name="T1">... <text:s text:c="2"/>...; </text:span><text:span text:style-name="T3">//Check overflow.</text:span></text:p>
            <text:p text:style-name="P1"><text:span text:style-name="T5"><text:s text:c="4"/></text:span><text:span text:style-name="T5">}</text:span></text:p>
          </draw:text-box>
        </draw:frame>
        <draw:line draw:style-name="gr1" draw:text-style-name="P3" draw:layer="layout" svg:x1="17.526cm" svg:y1="3.81cm" svg:x2="8.128cm" svg:y2="3.81cm">
          <text:p/>
        </draw:line>
        <draw:line draw:style-name="gr2" draw:text-style-name="P3" draw:layer="layout" svg:x1="17.272cm" svg:y1="0.508cm" svg:x2="17.272cm" svg:y2="15.494cm">
          <text:p/>
        </draw:line>
        <draw:line draw:style-name="gr3" draw:text-style-name="P3" draw:layer="layout" svg:x1="9.906cm" svg:y1="15.232cm" svg:x2="9.906cm" svg:y2="13.454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H18M2S</meta:editing-duration>
    <meta:editing-cycles>21</meta:editing-cycles>
    <meta:generator>LibreOffice/4.2.8.2$Linux_X86_64 LibreOffice_project/420m0$Build-2</meta:generator>
    <dc:date>2016-02-18T17:23:55.599615797</dc:date>
    <meta:document-statistic meta:object-count="29"/>
  </office:meta>
</office:document-meta>
</file>